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4.8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83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96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5.973cm" fo:min-width="5.46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8.005cm" fo:min-width="9.7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3.175cm" svg:x="2.143cm" svg:y="5.318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1.778cm" svg:x="12.303cm" svg:y="4.175cm">
          <text:p text:style-name="P1">Produc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2.032cm" svg:x="2.905cm" svg:y="13.446cm">
          <text:p text:style-name="P1">Car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604cm" svg:y1="6.715cm" svg:x2="12.176cm" svg:y2="5.318cm">
          <text:p/>
        </draw:line>
        <draw:line draw:style-name="gr4" draw:text-style-name="P2" draw:layer="layout" svg:x1="4.683cm" svg:y1="8.493cm" svg:x2="4.683cm" svg:y2="13.446cm">
          <text:p/>
        </draw:line>
        <draw:custom-shape draw:style-name="gr5" draw:text-style-name="P1" draw:layer="layout" svg:width="5.969cm" svg:height="6.223cm" svg:x="11.668cm" svg:y="6.842cm">
          <text:p text:style-name="P1">[{id: “”, </text:p>
          <text:p text:style-name="P1">description: ‘’’’,</text:p>
          <text:p text:style-name="P1">price: “”,</text:p>
          <text:p text:style-name="P1">img: “”,</text:p>
          <text:p text:style-name="P1">tags: [],</text:p>
          <text:p text:style-name="P1">popularity: “”,</text:p>
          <text:p text:style-name="P1">name: “”}]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43cm" svg:y1="6.08cm" svg:x2="14.589cm" svg:y2="6.969cm">
          <text:p/>
        </draw:line>
        <draw:custom-shape draw:style-name="gr6" draw:text-style-name="P1" draw:layer="layout" svg:width="10.287cm" svg:height="8.255cm" svg:x="2.27cm" svg:y="16.24cm">
          <text:p text:style-name="P1">{products: [contains ids of products],</text:p>
          <text:p text:style-name="P1">totalproducts: “”,</text:p>
          <text:p text:style-name="P1">totalPrice: “”}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318cm" svg:y1="15.605cm" svg:x2="5.318cm" svg:y2="16.3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4:10:37.927200924</meta:creation-date>
    <dc:date>2020-05-19T14:38:04.553714547</dc:date>
    <meta:editing-duration>PT5M34S</meta:editing-duration>
    <meta:editing-cycles>1</meta:editing-cycles>
    <meta:document-statistic meta:object-count="9"/>
    <meta:generator>LibreOffice/6.4.3.2$Linux_X86_64 LibreOffice_project/40$Build-2</meta:generator>
  </office:meta>
</office:document-meta>
</file>